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8ac" officeooo:paragraph-rsid="0001a8ac"/>
    </style:style>
    <style:style style:name="P2" style:family="paragraph" style:parent-style-name="Standard">
      <style:text-properties officeooo:rsid="0001a8ac" officeooo:paragraph-rsid="00031d6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1a8ac" officeooo:paragraph-rsid="0001a8a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1a8ac" officeooo:paragraph-rsid="0001a8a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tyle="italic" officeooo:rsid="0001a8ac" officeooo:paragraph-rsid="00031d67" style:font-style-asian="italic" style:font-style-complex="italic"/>
    </style:style>
    <style:style style:name="P6" style:family="paragraph" style:parent-style-name="Standard">
      <style:text-properties fo:font-style="normal" officeooo:rsid="00031d67" officeooo:paragraph-rsid="00031d67" style:font-style-asian="normal" style:font-style-complex="normal"/>
    </style:style>
    <style:style style:name="P7" style:family="paragraph" style:parent-style-name="Standard">
      <style:text-properties officeooo:rsid="00044c1e" officeooo:paragraph-rsid="00044c1e"/>
    </style:style>
    <style:style style:name="P8" style:family="paragraph" style:parent-style-name="Standard">
      <style:text-properties officeooo:rsid="00044c1e" officeooo:paragraph-rsid="00044c1e"/>
    </style:style>
    <style:style style:name="P9" style:family="paragraph" style:parent-style-name="Standard">
      <style:text-properties officeooo:rsid="00048deb" officeooo:paragraph-rsid="00048deb"/>
    </style:style>
    <style:style style:name="T1" style:family="text">
      <style:text-properties officeooo:rsid="00031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on feeding RGB-D dataset to CNN </text:p>
      <text:p text:style-name="P4">1.Dataset</text:p>
      <text:p text:style-name="P4">NYUD2(1,000 pics)</text:p>
      <text:p text:style-name="P4">SUN RGB-D(10,000 pics)</text:p>
      <text:p text:style-name="P1"/>
      <text:p text:style-name="P2">2.<text:span text:style-name="T1">Setting framework</text:span></text:p>
      <text:p text:style-name="P5"><text:span text:style-name="T1">please find guidance of setting paras. Of net works.[link:http://www.cnblogs.com/denny402/p/5074049.html]</text:span> </text:p>
      <text:p text:style-name="P6">caffe model are preferred in this experiment</text:p>
      <text:p text:style-name="P9">2.1 Attempts</text:p>
      <text:p text:style-name="P9">1). Do segmentation with RGBD in smaller scale and amount, e.g. 80*80 dimension</text:p>
      <text:p text:style-name="P9">2).Learn how to label with RGBD dataset for segmentation</text:p>
      <text:p text:style-name="P2"/>
      <text:p text:style-name="P7">3.Problems</text:p>
      <text:p text:style-name="P7">[softmax part]</text:p>
      <text:p text:style-name="P7">1). Overflow of memories with 560*400 pixel dimension of 1,000 images;</text:p>
      <text:p text:style-name="P7">2).Unmatched label number and prediction number with 80*80 pixel dimension 1,000 images;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5:31:16.078418476</meta:creation-date>
    <dc:date>2018-10-03T16:15:23.692344174</dc:date>
    <meta:editing-duration>PT16H13M5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81" meta:character-count="590" meta:non-whitespace-character-count="520"/>
  </office:meta>
</office:document-meta>
</file>